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573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ffffff"/>
    </style:style>
    <style:style style:name="ce4" style:family="table-cell" style:parent-style-name="Bold">
      <style:table-cell-properties fo:background-color="#9999ff"/>
    </style:style>
    <style:style style:name="ce5" style:family="table-cell" style:parent-style-name="Bold">
      <style:table-cell-properties fo:background-color="#ff9999"/>
    </style:style>
    <style:style style:name="ce6" style:family="table-cell" style:parent-style-name="Bold">
      <style:table-cell-properties fo:background-color="#99ff99"/>
    </style:style>
    <style:style style:name="ce7" style:family="table-cell" style:parent-style-name="Bold">
      <style:table-cell-properties fo:background-color="#ffd573"/>
    </style:style>
    <style:style style:name="ce8" style:family="table-cell" style:parent-style-name="Bold">
      <style:table-cell-properties fo:background-color="#ffff7f"/>
    </style:style>
    <style:style style:name="ce9" style:family="table-cell" style:parent-style-name="Bold">
      <style:table-cell-properties fo:background-color="#d2ced4"/>
    </style:style>
    <style:style style:name="ce10" style:family="table-cell" style:parent-style-name="Datetime">
      <style:table-cell-properties fo:background-color="#111111"/>
    </style:style>
    <style:style style:name="ce11" style:family="table-cell" style:parent-style-name="Datetime">
      <style:table-cell-properties fo:background-color="#ffffff"/>
    </style:style>
    <style:style style:name="ce12" style:family="table-cell" style:parent-style-name="Datetime">
      <style:table-cell-properties fo:background-color="#9999ff"/>
    </style:style>
    <style:style style:name="ce13" style:family="table-cell" style:parent-style-name="Datetime">
      <style:table-cell-properties fo:background-color="#ff9999"/>
    </style:style>
    <style:style style:name="ce14" style:family="table-cell" style:parent-style-name="Datetime">
      <style:table-cell-properties fo:background-color="#99ff99"/>
    </style:style>
    <style:style style:name="ce15" style:family="table-cell" style:parent-style-name="Datetime">
      <style:table-cell-properties fo:background-color="#ffd573"/>
    </style:style>
    <style:style style:name="ce16" style:family="table-cell" style:parent-style-name="Datetime">
      <style:table-cell-properties fo:background-color="#ffff7f"/>
    </style:style>
    <style:style style:name="ce17" style:family="table-cell" style:parent-style-name="Datetime">
      <style:table-cell-properties fo:background-color="#d2ced4"/>
    </style:style>
    <style:style style:name="ce18" style:family="table-cell" style:parent-style-name="Date">
      <style:table-cell-properties fo:background-color="#111111"/>
    </style:style>
    <style:style style:name="ce19" style:family="table-cell" style:parent-style-name="Date">
      <style:table-cell-properties fo:background-color="#ffffff"/>
    </style:style>
    <style:style style:name="ce20" style:family="table-cell" style:parent-style-name="Date">
      <style:table-cell-properties fo:background-color="#9999ff"/>
    </style:style>
    <style:style style:name="ce21" style:family="table-cell" style:parent-style-name="Date">
      <style:table-cell-properties fo:background-color="#ff9999"/>
    </style:style>
    <style:style style:name="ce22" style:family="table-cell" style:parent-style-name="Date">
      <style:table-cell-properties fo:background-color="#99ff99"/>
    </style:style>
    <style:style style:name="ce23" style:family="table-cell" style:parent-style-name="Date">
      <style:table-cell-properties fo:background-color="#ffd573"/>
    </style:style>
    <style:style style:name="ce24" style:family="table-cell" style:parent-style-name="Date">
      <style:table-cell-properties fo:background-color="#ffff7f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Integer">
      <style:table-cell-properties fo:background-color="#111111"/>
    </style:style>
    <style:style style:name="ce27" style:family="table-cell" style:parent-style-name="Integer">
      <style:table-cell-properties fo:background-color="#ffffff"/>
    </style:style>
    <style:style style:name="ce28" style:family="table-cell" style:parent-style-name="Integer">
      <style:table-cell-properties fo:background-color="#9999ff"/>
    </style:style>
    <style:style style:name="ce29" style:family="table-cell" style:parent-style-name="Integer">
      <style:table-cell-properties fo:background-color="#ff9999"/>
    </style:style>
    <style:style style:name="ce30" style:family="table-cell" style:parent-style-name="Integer">
      <style:table-cell-properties fo:background-color="#99ff99"/>
    </style:style>
    <style:style style:name="ce31" style:family="table-cell" style:parent-style-name="Integer">
      <style:table-cell-properties fo:background-color="#ffd573"/>
    </style:style>
    <style:style style:name="ce32" style:family="table-cell" style:parent-style-name="Integer">
      <style:table-cell-properties fo:background-color="#ffff7f"/>
    </style:style>
    <style:style style:name="ce33" style:family="table-cell" style:parent-style-name="Integer">
      <style:table-cell-properties fo:background-color="#d2ced4"/>
    </style:style>
    <style:style style:name="ce34" style:family="table-cell" style:parent-style-name="EUR">
      <style:table-cell-properties fo:background-color="#111111"/>
    </style:style>
    <style:style style:name="ce35" style:family="table-cell" style:parent-style-name="EUR">
      <style:table-cell-properties fo:background-color="#ffffff"/>
    </style:style>
    <style:style style:name="ce36" style:family="table-cell" style:parent-style-name="EUR">
      <style:table-cell-properties fo:background-color="#9999ff"/>
    </style:style>
    <style:style style:name="ce37" style:family="table-cell" style:parent-style-name="EUR">
      <style:table-cell-properties fo:background-color="#ff9999"/>
    </style:style>
    <style:style style:name="ce38" style:family="table-cell" style:parent-style-name="EUR">
      <style:table-cell-properties fo:background-color="#99ff99"/>
    </style:style>
    <style:style style:name="ce39" style:family="table-cell" style:parent-style-name="EUR">
      <style:table-cell-properties fo:background-color="#ffd573"/>
    </style:style>
    <style:style style:name="ce40" style:family="table-cell" style:parent-style-name="EUR">
      <style:table-cell-properties fo:background-color="#ffff7f"/>
    </style:style>
    <style:style style:name="ce41" style:family="table-cell" style:parent-style-name="EUR">
      <style:table-cell-properties fo:background-color="#d2ced4"/>
    </style:style>
    <style:style style:name="ce42" style:family="table-cell" style:parent-style-name="EUR" style:data-style-name="N106">
      <style:table-cell-properties fo:background-color="#d2ced4"/>
    </style:style>
    <style:style style:name="ce43" style:family="table-cell" style:parent-style-name="BoldCenter">
      <style:table-cell-properties fo:background-color="#ffff7f"/>
    </style:style>
    <style:style style:name="ce44" style:family="table-cell" style:parent-style-name="USD">
      <style:table-cell-properties fo:background-color="#111111"/>
    </style:style>
    <style:style style:name="ce45" style:family="table-cell" style:parent-style-name="USD">
      <style:table-cell-properties fo:background-color="#ffffff"/>
    </style:style>
    <style:style style:name="ce46" style:family="table-cell" style:parent-style-name="USD">
      <style:table-cell-properties fo:background-color="#9999ff"/>
    </style:style>
    <style:style style:name="ce47" style:family="table-cell" style:parent-style-name="USD">
      <style:table-cell-properties fo:background-color="#ff9999"/>
    </style:style>
    <style:style style:name="ce48" style:family="table-cell" style:parent-style-name="USD">
      <style:table-cell-properties fo:background-color="#99ff99"/>
    </style:style>
    <style:style style:name="ce49" style:family="table-cell" style:parent-style-name="USD">
      <style:table-cell-properties fo:background-color="#ffd573"/>
    </style:style>
    <style:style style:name="ce50" style:family="table-cell" style:parent-style-name="USD">
      <style:table-cell-properties fo:background-color="#ffff7f"/>
    </style:style>
    <style:style style:name="ce51" style:family="table-cell" style:parent-style-name="USD">
      <style:table-cell-properties fo:background-color="#d2ced4"/>
    </style:style>
    <style:style style:name="ce52" style:family="table-cell" style:parent-style-name="Percentage">
      <style:table-cell-properties fo:background-color="#111111"/>
    </style:style>
    <style:style style:name="ce53" style:family="table-cell" style:parent-style-name="Percentage">
      <style:table-cell-properties fo:background-color="#ffffff"/>
    </style:style>
    <style:style style:name="ce54" style:family="table-cell" style:parent-style-name="Percentage">
      <style:table-cell-properties fo:background-color="#9999ff"/>
    </style:style>
    <style:style style:name="ce55" style:family="table-cell" style:parent-style-name="Percentage">
      <style:table-cell-properties fo:background-color="#ff9999"/>
    </style:style>
    <style:style style:name="ce56" style:family="table-cell" style:parent-style-name="Percentage">
      <style:table-cell-properties fo:background-color="#99ff99"/>
    </style:style>
    <style:style style:name="ce57" style:family="table-cell" style:parent-style-name="Percentage">
      <style:table-cell-properties fo:background-color="#ffd573"/>
    </style:style>
    <style:style style:name="ce58" style:family="table-cell" style:parent-style-name="Percentage">
      <style:table-cell-properties fo:background-color="#ffff7f"/>
    </style:style>
    <style:style style:name="ce59" style:family="table-cell" style:parent-style-name="Percentage">
      <style:table-cell-properties fo:background-color="#d2ced4"/>
    </style:style>
    <style:style style:name="ce60" style:family="table-cell" style:parent-style-name="Float6">
      <style:table-cell-properties fo:background-color="#111111"/>
    </style:style>
    <style:style style:name="ce61" style:family="table-cell" style:parent-style-name="Float6">
      <style:table-cell-properties fo:background-color="#ffffff"/>
    </style:style>
    <style:style style:name="ce62" style:family="table-cell" style:parent-style-name="Float6">
      <style:table-cell-properties fo:background-color="#9999ff"/>
    </style:style>
    <style:style style:name="ce63" style:family="table-cell" style:parent-style-name="Float6">
      <style:table-cell-properties fo:background-color="#ff9999"/>
    </style:style>
    <style:style style:name="ce64" style:family="table-cell" style:parent-style-name="Float6">
      <style:table-cell-properties fo:background-color="#99ff99"/>
    </style:style>
    <style:style style:name="ce65" style:family="table-cell" style:parent-style-name="Float6">
      <style:table-cell-properties fo:background-color="#ffd573"/>
    </style:style>
    <style:style style:name="ce66" style:family="table-cell" style:parent-style-name="Float6">
      <style:table-cell-properties fo:background-color="#ffff7f"/>
    </style:style>
    <style:style style:name="ce67" style:family="table-cell" style:parent-style-name="Float6">
      <style:table-cell-properties fo:background-color="#d2ced4"/>
    </style:style>
    <style:style style:name="ce68" style:family="table-cell" style:parent-style-name="Float2">
      <style:table-cell-properties fo:background-color="#111111"/>
    </style:style>
    <style:style style:name="ce69" style:family="table-cell" style:parent-style-name="Float2">
      <style:table-cell-properties fo:background-color="#ffffff"/>
    </style:style>
    <style:style style:name="ce70" style:family="table-cell" style:parent-style-name="Float2">
      <style:table-cell-properties fo:background-color="#9999ff"/>
    </style:style>
    <style:style style:name="ce71" style:family="table-cell" style:parent-style-name="Float2">
      <style:table-cell-properties fo:background-color="#ff9999"/>
    </style:style>
    <style:style style:name="ce72" style:family="table-cell" style:parent-style-name="Float2">
      <style:table-cell-properties fo:background-color="#99ff99"/>
    </style:style>
    <style:style style:name="ce73" style:family="table-cell" style:parent-style-name="Float2">
      <style:table-cell-properties fo:background-color="#ffd573"/>
    </style:style>
    <style:style style:name="ce74" style:family="table-cell" style:parent-style-name="Float2">
      <style:table-cell-properties fo:background-color="#ffff7f"/>
    </style:style>
    <style:style style:name="ce75" style:family="table-cell" style:parent-style-name="Float2">
      <style:table-cell-properties fo:background-color="#d2ced4"/>
    </style:style>
    <style:style style:name="ce76" style:family="table-cell" style:parent-style-name="Time">
      <style:table-cell-properties fo:background-color="#111111"/>
    </style:style>
    <style:style style:name="ce77" style:family="table-cell" style:parent-style-name="Time">
      <style:table-cell-properties fo:background-color="#ffffff"/>
    </style:style>
    <style:style style:name="ce78" style:family="table-cell" style:parent-style-name="Time">
      <style:table-cell-properties fo:background-color="#9999ff"/>
    </style:style>
    <style:style style:name="ce79" style:family="table-cell" style:parent-style-name="Time">
      <style:table-cell-properties fo:background-color="#ff9999"/>
    </style:style>
    <style:style style:name="ce80" style:family="table-cell" style:parent-style-name="Time">
      <style:table-cell-properties fo:background-color="#99ff99"/>
    </style:style>
    <style:style style:name="ce81" style:family="table-cell" style:parent-style-name="Time">
      <style:table-cell-properties fo:background-color="#ffd573"/>
    </style:style>
    <style:style style:name="ce82" style:family="table-cell" style:parent-style-name="Time">
      <style:table-cell-properties fo:background-color="#ffff7f"/>
    </style:style>
    <style:style style:name="ce83" style:family="table-cell" style:parent-style-name="Time">
      <style:table-cell-properties fo:background-color="#d2ced4"/>
    </style:style>
    <style:style style:name="ce84" style:family="table-cell" style:parent-style-name="Bool">
      <style:table-cell-properties fo:background-color="#111111"/>
    </style:style>
    <style:style style:name="ce85" style:family="table-cell" style:parent-style-name="Bool">
      <style:table-cell-properties fo:background-color="#ffffff"/>
    </style:style>
    <style:style style:name="ce86" style:family="table-cell" style:parent-style-name="Bool">
      <style:table-cell-properties fo:background-color="#9999ff"/>
    </style:style>
    <style:style style:name="ce87" style:family="table-cell" style:parent-style-name="Bool">
      <style:table-cell-properties fo:background-color="#ff9999"/>
    </style:style>
    <style:style style:name="ce88" style:family="table-cell" style:parent-style-name="Bool">
      <style:table-cell-properties fo:background-color="#99ff99"/>
    </style:style>
    <style:style style:name="ce89" style:family="table-cell" style:parent-style-name="Bool">
      <style:table-cell-properties fo:background-color="#ffd573"/>
    </style:style>
    <style:style style:name="ce90" style:family="table-cell" style:parent-style-name="Bool">
      <style:table-cell-properties fo:background-color="#ffff7f"/>
    </style:style>
    <style:style style:name="ce91" style:family="table-cell" style:parent-style-name="Bool">
      <style:table-cell-properties fo:background-color="#d2ced4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  <table:table-cell/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0" office:value-type="string" calcext:value-type="string">
            <text:p>2021-09-18 19:39:51.909004</text:p>
          </table:table-cell>
          <table:table-cell table:style-name="ce18" office:value-type="string" calcext:value-type="string">
            <text:p>2021-09-18</text:p>
          </table:table-cell>
          <table:table-cell table:style-name="ce26" office:value-type="float" office:value="-10000000" calcext:value-type="float">
            <text:p>-10.000.000</text:p>
          </table:table-cell>
          <table:table-cell table:style-name="ce34" office:value-type="currency" office:currency="EUR" office:value="12.56" calcext:value-type="currency">
            <text:p>12,56 €</text:p>
          </table:table-cell>
          <table:table-cell table:style-name="ce44" office:value-type="currency" office:currency="USD" office:value="12345.56" calcext:value-type="currency">
            <text:p>$12.345,56</text:p>
          </table:table-cell>
          <table:table-cell table:style-name="ce52" office:value-type="percentage" office:value="0.333333333333333" calcext:value-type="percentage">
            <text:p>33,33 %</text:p>
          </table:table-cell>
          <table:table-cell table:style-name="ce60" office:value-type="float" office:value="123456789.121212" calcext:value-type="float">
            <text:p>123.456.789,121212</text:p>
          </table:table-cell>
          <table:table-cell table:style-name="ce68" office:value-type="float" office:value="-12.121212" calcext:value-type="float">
            <text:p>-12,12</text:p>
          </table:table-cell>
          <table:table-cell table:style-name="ce76" office:value-type="string" calcext:value-type="string">
            <text:p>19:39:52.039310</text:p>
          </table:table-cell>
          <table:table-cell table:style-name="ce84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3" office:value-type="string" calcext:value-type="string">
            <text:p>White</text:p>
          </table:table-cell>
          <table:table-cell table:style-name="ce11" office:value-type="string" calcext:value-type="string">
            <text:p>2021-09-18 19:39:52.088692</text:p>
          </table:table-cell>
          <table:table-cell table:style-name="ce19" office:value-type="string" calcext:value-type="string">
            <text:p>2021-09-18</text:p>
          </table:table-cell>
          <table:table-cell table:style-name="ce27" office:value-type="float" office:value="10000000" calcext:value-type="float">
            <text:p>10.000.000</text:p>
          </table:table-cell>
          <table:table-cell table:style-name="ce35" office:value-type="currency" office:currency="EUR" office:value="-12.56" calcext:value-type="currency">
            <text:p>-12,56 €</text:p>
          </table:table-cell>
          <table:table-cell table:style-name="ce45" office:value-type="currency" office:currency="USD" office:value="-12345.56" calcext:value-type="currency">
            <text:p>-$12.345,56</text:p>
          </table:table-cell>
          <table:table-cell table:style-name="ce53" office:value-type="percentage" office:value="-0.333333333333333" calcext:value-type="percentage">
            <text:p>-33,33 %</text:p>
          </table:table-cell>
          <table:table-cell table:style-name="ce61" office:value-type="float" office:value="-123456789.121212" calcext:value-type="float">
            <text:p>-123.456.789,121212</text:p>
          </table:table-cell>
          <table:table-cell table:style-name="ce69" office:value-type="float" office:value="12.121212" calcext:value-type="float">
            <text:p>12,12</text:p>
          </table:table-cell>
          <table:table-cell table:style-name="ce77" office:value-type="string" calcext:value-type="string">
            <text:p>07:39:52.193930</text:p>
          </table:table-cell>
          <table:table-cell table:style-name="ce85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4" office:value-type="string" calcext:value-type="string">
            <text:p>Blue</text:p>
          </table:table-cell>
          <table:table-cell table:style-name="ce12" office:value-type="string" calcext:value-type="string">
            <text:p>2021-09-18 19:39:52.210350</text:p>
          </table:table-cell>
          <table:table-cell table:style-name="ce20" office:value-type="string" calcext:value-type="string">
            <text:p>2021-09-18</text:p>
          </table:table-cell>
          <table:table-cell table:style-name="ce28" office:value-type="float" office:value="-10000000" calcext:value-type="float">
            <text:p>-10.000.000</text:p>
          </table:table-cell>
          <table:table-cell table:style-name="ce36" office:value-type="currency" office:currency="EUR" office:value="12.56" calcext:value-type="currency">
            <text:p>12,56 €</text:p>
          </table:table-cell>
          <table:table-cell table:style-name="ce46" office:value-type="currency" office:currency="USD" office:value="12345.56" calcext:value-type="currency">
            <text:p>$12.345,56</text:p>
          </table:table-cell>
          <table:table-cell table:style-name="ce54" office:value-type="percentage" office:value="0.333333333333333" calcext:value-type="percentage">
            <text:p>33,33 %</text:p>
          </table:table-cell>
          <table:table-cell table:style-name="ce62" office:value-type="float" office:value="123456789.121212" calcext:value-type="float">
            <text:p>123.456.789,121212</text:p>
          </table:table-cell>
          <table:table-cell table:style-name="ce70" office:value-type="float" office:value="-12.121212" calcext:value-type="float">
            <text:p>-12,12</text:p>
          </table:table-cell>
          <table:table-cell table:style-name="ce78" office:value-type="string" calcext:value-type="string">
            <text:p>19:39:52.264038</text:p>
          </table:table-cell>
          <table:table-cell table:style-name="ce86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5" office:value-type="string" calcext:value-type="string">
            <text:p>Red</text:p>
          </table:table-cell>
          <table:table-cell table:style-name="ce13" office:value-type="string" calcext:value-type="string">
            <text:p>2021-09-18 19:39:52.285310</text:p>
          </table:table-cell>
          <table:table-cell table:style-name="ce21" office:value-type="string" calcext:value-type="string">
            <text:p>2021-09-18</text:p>
          </table:table-cell>
          <table:table-cell table:style-name="ce29" office:value-type="float" office:value="10000000" calcext:value-type="float">
            <text:p>10.000.000</text:p>
          </table:table-cell>
          <table:table-cell table:style-name="ce37" office:value-type="currency" office:currency="EUR" office:value="-12.56" calcext:value-type="currency">
            <text:p>-12,56 €</text:p>
          </table:table-cell>
          <table:table-cell table:style-name="ce47" office:value-type="currency" office:currency="USD" office:value="-12345.56" calcext:value-type="currency">
            <text:p>-$12.345,56</text:p>
          </table:table-cell>
          <table:table-cell table:style-name="ce55" office:value-type="percentage" office:value="-0.333333333333333" calcext:value-type="percentage">
            <text:p>-33,33 %</text:p>
          </table:table-cell>
          <table:table-cell table:style-name="ce63" office:value-type="float" office:value="-123456789.121212" calcext:value-type="float">
            <text:p>-123.456.789,121212</text:p>
          </table:table-cell>
          <table:table-cell table:style-name="ce71" office:value-type="float" office:value="12.121212" calcext:value-type="float">
            <text:p>12,12</text:p>
          </table:table-cell>
          <table:table-cell table:style-name="ce79" office:value-type="string" calcext:value-type="string">
            <text:p>07:39:52.341290</text:p>
          </table:table-cell>
          <table:table-cell table:style-name="ce87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6" office:value-type="string" calcext:value-type="string">
            <text:p>Green</text:p>
          </table:table-cell>
          <table:table-cell table:style-name="ce14" office:value-type="string" calcext:value-type="string">
            <text:p>2021-09-18 19:39:52.361029</text:p>
          </table:table-cell>
          <table:table-cell table:style-name="ce22" office:value-type="string" calcext:value-type="string">
            <text:p>2021-09-18</text:p>
          </table:table-cell>
          <table:table-cell table:style-name="ce30" office:value-type="float" office:value="-10000000" calcext:value-type="float">
            <text:p>-10.000.000</text:p>
          </table:table-cell>
          <table:table-cell table:style-name="ce38" office:value-type="currency" office:currency="EUR" office:value="12.56" calcext:value-type="currency">
            <text:p>12,56 €</text:p>
          </table:table-cell>
          <table:table-cell table:style-name="ce48" office:value-type="currency" office:currency="USD" office:value="12345.56" calcext:value-type="currency">
            <text:p>$12.345,56</text:p>
          </table:table-cell>
          <table:table-cell table:style-name="ce56" office:value-type="percentage" office:value="0.333333333333333" calcext:value-type="percentage">
            <text:p>33,33 %</text:p>
          </table:table-cell>
          <table:table-cell table:style-name="ce64" office:value-type="float" office:value="123456789.121212" calcext:value-type="float">
            <text:p>123.456.789,121212</text:p>
          </table:table-cell>
          <table:table-cell table:style-name="ce72" office:value-type="float" office:value="-12.121212" calcext:value-type="float">
            <text:p>-12,12</text:p>
          </table:table-cell>
          <table:table-cell table:style-name="ce80" office:value-type="string" calcext:value-type="string">
            <text:p>19:39:52.387029</text:p>
          </table:table-cell>
          <table:table-cell table:style-name="ce88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7" office:value-type="string" calcext:value-type="string">
            <text:p>Orange</text:p>
          </table:table-cell>
          <table:table-cell table:style-name="ce15" office:value-type="string" calcext:value-type="string">
            <text:p>2021-09-18 19:39:52.393718</text:p>
          </table:table-cell>
          <table:table-cell table:style-name="ce23" office:value-type="string" calcext:value-type="string">
            <text:p>2021-09-18</text:p>
          </table:table-cell>
          <table:table-cell table:style-name="ce31" office:value-type="float" office:value="10000000" calcext:value-type="float">
            <text:p>10.000.000</text:p>
          </table:table-cell>
          <table:table-cell table:style-name="ce39" office:value-type="currency" office:currency="EUR" office:value="-12.56" calcext:value-type="currency">
            <text:p>-12,56 €</text:p>
          </table:table-cell>
          <table:table-cell table:style-name="ce49" office:value-type="currency" office:currency="USD" office:value="-12345.56" calcext:value-type="currency">
            <text:p>-$12.345,56</text:p>
          </table:table-cell>
          <table:table-cell table:style-name="ce57" office:value-type="percentage" office:value="-0.333333333333333" calcext:value-type="percentage">
            <text:p>-33,33 %</text:p>
          </table:table-cell>
          <table:table-cell table:style-name="ce65" office:value-type="float" office:value="-123456789.121212" calcext:value-type="float">
            <text:p>-123.456.789,121212</text:p>
          </table:table-cell>
          <table:table-cell table:style-name="ce73" office:value-type="float" office:value="12.121212" calcext:value-type="float">
            <text:p>12,12</text:p>
          </table:table-cell>
          <table:table-cell table:style-name="ce81" office:value-type="string" calcext:value-type="string">
            <text:p>07:39:52.411431</text:p>
          </table:table-cell>
          <table:table-cell table:style-name="ce89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style-name="ce8" office:value-type="string" calcext:value-type="string">
            <text:p>Yellow</text:p>
          </table:table-cell>
          <table:table-cell table:style-name="ce16" office:value-type="string" calcext:value-type="string">
            <text:p>2021-09-18 19:39:52.417728</text:p>
          </table:table-cell>
          <table:table-cell table:style-name="ce24" office:value-type="string" calcext:value-type="string">
            <text:p>2021-09-18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0" office:value-type="currency" office:currency="EUR" office:value="12.56" calcext:value-type="currency">
            <text:p>12,56 €</text:p>
          </table:table-cell>
          <table:table-cell table:style-name="ce50" office:value-type="currency" office:currency="USD" office:value="12345.56" calcext:value-type="currency">
            <text:p>$12.345,56</text:p>
          </table:table-cell>
          <table:table-cell table:style-name="ce58" office:value-type="percentage" office:value="0.333333333333333" calcext:value-type="percentage">
            <text:p>33,33 %</text:p>
          </table:table-cell>
          <table:table-cell table:style-name="ce66" office:value-type="float" office:value="123456789.121212" calcext:value-type="float">
            <text:p>123.456.789,121212</text:p>
          </table:table-cell>
          <table:table-cell table:style-name="ce74" office:value-type="float" office:value="-12.121212" calcext:value-type="float">
            <text:p>-12,12</text:p>
          </table:table-cell>
          <table:table-cell table:style-name="ce82" office:value-type="string" calcext:value-type="string">
            <text:p>19:39:52.435108</text:p>
          </table:table-cell>
          <table:table-cell table:style-name="ce90" office:value-type="boolean" office:boolean-value="false" calcext:value-type="boolean">
            <text:p>FALSO</text:p>
          </table:table-cell>
          <table:table-cell/>
        </table:table-row>
        <table:table-row table:style-name="ro1">
          <table:table-cell table:style-name="ce9" office:value-type="string" calcext:value-type="string">
            <text:p>GrayLight</text:p>
          </table:table-cell>
          <table:table-cell table:style-name="ce17" office:value-type="string" calcext:value-type="string">
            <text:p>2021-09-18 19:39:52.441618</text:p>
          </table:table-cell>
          <table:table-cell table:style-name="ce25" office:value-type="string" calcext:value-type="string">
            <text:p>2021-09-18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1" office:value-type="currency" office:currency="EUR" office:value="-12.56" calcext:value-type="currency">
            <text:p>-12,56 €</text:p>
          </table:table-cell>
          <table:table-cell table:style-name="ce51" office:value-type="currency" office:currency="USD" office:value="-12345.56" calcext:value-type="currency">
            <text:p>-$12.345,56</text:p>
          </table:table-cell>
          <table:table-cell table:style-name="ce59" office:value-type="percentage" office:value="-0.333333333333333" calcext:value-type="percentage">
            <text:p>-33,33 %</text:p>
          </table:table-cell>
          <table:table-cell table:style-name="ce67" office:value-type="float" office:value="-123456789.121212" calcext:value-type="float">
            <text:p>-123.456.789,121212</text:p>
          </table:table-cell>
          <table:table-cell table:style-name="ce75" office:value-type="float" office:value="12.121212" calcext:value-type="float">
            <text:p>12,12</text:p>
          </table:table-cell>
          <table:table-cell table:style-name="ce83" office:value-type="string" calcext:value-type="string">
            <text:p>07:39:52.458646</text:p>
          </table:table-cell>
          <table:table-cell table:style-name="ce91" office:value-type="boolean" office:boolean-value="true" calcext:value-type="boolean">
            <text:p>VERDADERO</text:p>
          </table:table-cell>
          <table:table-cell/>
        </table:table-row>
        <table:table-row table:style-name="ro1">
          <table:table-cell table:number-columns-repeated="4"/>
          <table:table-cell table:style-name="ce42" table:formula="of:=SUM([.E2:.E8])" office:value-type="currency" office:currency="EUR" office:value="12.56" calcext:value-type="currency">
            <text:p>12,56 €</text:p>
          </table:table-cell>
          <table:table-cell table:number-columns-repeated="7"/>
        </table:table-row>
        <table:table-row table:style-name="ro1">
          <table:table-cell/>
          <table:table-cell>
            <office:annotation draw:style-name="gr1" draw:text-style-name="P2" svg:width="2.899cm" svg:height="0.991cm" svg:x="7.6cm" svg:y="3.015cm" draw:caption-point-x="-0.61cm" draw:caption-point-y="1.51cm">
              <dc:date>2021-09-18T00:00:00</dc:date>
              <text:p text:style-name="P1">This is nice comment</text:p>
            </office:annotation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4"/>
          <table:table-cell table:style-name="ce43" office:value-type="string" calcext:value-type="string" table:number-columns-spanned="7" table:number-rows-spanned="1">
            <text:p>Prueba de merge</text:p>
          </table:table-cell>
          <table:covered-table-cell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/>
      <style:paragraph-properties fo:text-align="start"/>
    </style:style>
    <style:style style:name="Integer" style:family="table-cell" style:parent-style-name="Float6" style:data-style-name="N112"/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9:39:51.4911188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urulomio</meta:initial-creator>
    <meta:creation-date>2021-09-18T19:39:51</meta:creation-date>
    <meta:generator>LibreOffice/7.1.6.2.0$Linux_X86_64 LibreOffice_project/10$Build-2</meta:generator>
    <dc:date>2021-09-18T19:39:52.604347008</dc:date>
    <meta:editing-duration>PT7M41S</meta:editing-duration>
    <meta:editing-cycles>9</meta:editing-cycles>
    <dc:description>This file have been generated with UnoGenerator-0.1.0. You can see UnoGenerator main page in http://github.com/turulomio/unogenerator</dc:description>
    <dc:subject>Demo with ODS class</dc:subject>
    <meta:keyword>unogenerator</meta:keyword>
    <meta:keyword>demo</meta:keyword>
    <meta:keyword>files</meta:keyword>
    <dc:title>UnoGenerator ODS example</dc:title>
    <meta:document-statistic meta:table-count="1" meta:cell-count="101" meta:object-count="0"/>
  </office:meta>
</office:document-meta>
</file>